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3C9400004A9B00001B2F57BC13D2EC8BCEA7.emf" manifest:media-type="image/x-emf"/>
  <manifest:file-entry manifest:full-path="Pictures/100000010000043B0000018B901B0E25830B3E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6.495cm" fo:margin-left="-0.956cm" fo:margin-top="0cm" fo:margin-bottom="0cm" table:align="left" fo:background-color="#d9e2f3" style:writing-mode="lr-tb">
        <style:background-image/>
      </style:table-properties>
    </style:style>
    <style:style style:name="Table1.A" style:family="table-column">
      <style:table-column-properties style:column-width="3.041cm"/>
    </style:style>
    <style:style style:name="Table1.B" style:family="table-column">
      <style:table-column-properties style:column-width="11.492cm"/>
    </style:style>
    <style:style style:name="Table1.C" style:family="table-column">
      <style:table-column-properties style:column-width="11.963cm"/>
    </style:style>
    <style:style style:name="Table1.1" style:family="table-row">
      <style:table-row-properties style:min-row-height="1.224cm" fo:keep-together="auto"/>
    </style:style>
    <style:style style:name="Table1.A1" style:family="table-cell">
      <style:table-cell-properties fo:background-color="#4472c4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B1" style:family="table-cell">
      <style:table-cell-properties fo:background-color="#4472c4" fo:padding-left="0.191cm" fo:padding-right="0.191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e1.2" style:family="table-row">
      <style:table-row-properties style:min-row-height="5.904cm" fo:keep-together="auto"/>
    </style:style>
    <style:style style:name="Table1.A2" style:family="table-cell">
      <style:table-cell-properties fo:background-color="#4472c4" fo:padding-left="0.191cm" fo:padding-right="0.191cm" fo:padding-top="0cm" fo:padding-bottom="0cm" fo:border-left="0.5pt solid #ffffff" fo:border-right="none" fo:border-top="0.5pt solid #ffffff" fo:border-bottom="0.5pt solid #ffffff" loext:writing-mode="bt-lr">
        <style:background-image/>
      </style:table-cell-properties>
    </style:style>
    <style:style style:name="Table1.B2" style:family="table-cell">
      <style:table-cell-properties fo:background-color="#b4c6e7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3" style:family="table-row">
      <style:table-row-properties style:min-row-height="6.438cm" fo:keep-together="auto"/>
    </style:style>
    <style:style style:name="Table1.B3" style:family="table-cell">
      <style:table-cell-properties fo:background-color="#d9e2f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fo:color="#ffffff" loext:opacity="100%" style:font-name="Calibri" fo:font-size="14pt" fo:language="en" fo:country="GB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fo:color="#ffffff" loext:opacity="100%"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/>
      <style:text-properties fo:color="#ffffff" loext:opacity="100%"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 style:list-style-name="WWNum1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 style:list-style-name="WWNum2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 style:list-style-name="WWNum3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 style:list-style-name="WWNum4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fo:color="#ffffff" loext:opacity="100%" style:font-name="Calibri" fo:font-size="14pt" fo:language="en" fo:country="GB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fo:color="#ffffff" loext:opacity="100%"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/>
      <style:text-properties fo:color="#ffffff" loext:opacity="100%"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 style:list-style-name="WWNum1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 style:list-style-name="WWNum2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 style:list-style-name="WWNum3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 style:list-style-name="WWNum4">
      <style:paragraph-properties fo:margin-top="0cm" fo:margin-bottom="0.282cm" style:contextual-spacing="false" fo:line-height="108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/>
          </table:table-cell>
          <table:table-cell table:style-name="Table1.B1" office:value-type="string">
            <text:p text:style-name="P2" loext:marker-style-name="T1"><text:span text:style-name="T2">Helpful</text:span><text:span text:style-name="T2"/></text:p>
            <text:p text:style-name="P2" loext:marker-style-name="T1"><text:span text:style-name="T2">to achieving the objective</text:span><text:span text:style-name="T2"/></text:p>
          </table:table-cell>
          <table:table-cell table:style-name="Table1.B1" office:value-type="string">
            <text:p text:style-name="P2" loext:marker-style-name="T1"><text:span text:style-name="T2">Hamper</text:span><text:span text:style-name="T2"/></text:p>
            <text:p text:style-name="P2" loext:marker-style-name="T1"><text:span text:style-name="T2">achieving the objective</text:span><text:span text:style-name="T2"/></text:p>
          </table:table-cell>
        </table:table-row>
        <table:table-row table:style-name="Table1.2">
          <table:table-cell table:style-name="Table1.A2" office:value-type="string">
            <text:p text:style-name="P3" loext:marker-style-name="T1"><text:span text:style-name="T2">Internal origin</text:span><text:span text:style-name="T2"/></text:p>
            <text:p text:style-name="P3" loext:marker-style-name="T1"><text:span text:style-name="T2">(attributes of the system)</text:span><text:span text:style-name="T2"/></text:p>
          </table:table-cell>
          <table:table-cell table:style-name="Table1.B2" office:value-type="string">
            <text:p text:style-name="P4" loext:marker-style-name="T1"><text:span text:style-name="T2">Strengths</text:span><text:span text:style-name="T2"/></text:p>
            <text:list text:style-name="WWNum1">
              <text:list-item>
                <text:p text:style-name="P5" loext:marker-style-name="T1"><text:span text:style-name="T1">Self-planning in form of excel spreadsheet dividing the day. </text:span><text:span text:style-name="T1"/></text:p>
              </text:list-item>
              <text:list-item>
                <text:p text:style-name="P5" loext:marker-style-name="T1"><text:span text:style-name="T1">This degree (Master’s Degree in cyber security)</text:span><text:span text:style-name="T1"/></text:p>
              </text:list-item>
              <text:list-item>
                <text:p text:style-name="P5" loext:marker-style-name="T1"><text:span text:style-name="T1">Extensive essay writing in my sociology undergrad </text:span><text:span text:style-name="T1"/></text:p>
              </text:list-item>
            </text:list>
          </table:table-cell>
          <table:table-cell table:style-name="Table1.B2" office:value-type="string">
            <text:p text:style-name="P4" loext:marker-style-name="T1"><text:span text:style-name="T2">Weaknesses/Areas for further development</text:span><text:span text:style-name="T2"/></text:p>
            <text:list text:style-name="WWNum2">
              <text:list-item>
                <text:p text:style-name="P6" loext:marker-style-name="T1"><text:span text:style-name="T1">Limited use of coding </text:span><text:span text:style-name="T1"/></text:p>
              </text:list-item>
              <text:list-item>
                <text:p text:style-name="P6" loext:marker-style-name="T1"><text:span text:style-name="T1">No experience in a cyber team </text:span><text:span text:style-name="T1"/></text:p>
              </text:list-item>
              <text:list-item>
                <text:p text:style-name="P6" loext:marker-style-name="T1"><text:span text:style-name="T1">Not shared code on git /received feed back</text:span><text:span text:style-name="T1"/>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P3" loext:marker-style-name="T1"><text:span text:style-name="T2">External origin<text:line-break/>(attributes of the environment)</text:span><text:span text:style-name="T2"/></text:p>
          </table:table-cell>
          <table:table-cell table:style-name="Table1.B3" office:value-type="string">
            <text:p text:style-name="P4" loext:marker-style-name="T1"><text:span text:style-name="T2">Opportunities</text:span><text:span text:style-name="T2"/></text:p>
            <text:list text:style-name="WWNum3">
              <text:list-item>
                <text:p text:style-name="P8" loext:marker-style-name="T1"><text:span text:style-name="T1">Free certification such as google.</text:span><text:span text:style-name="T1"/></text:p>
              </text:list-item>
              <text:list-item>
                <text:p text:style-name="P8" loext:marker-style-name="T1"><text:span text:style-name="T1">Paid certifications such as CISCO </text:span><text:span text:style-name="T1"/></text:p>
              </text:list-item>
              <text:list-item>
                <text:p text:style-name="P8" loext:marker-style-name="T1"><text:span text:style-name="T1">Using online tools to learn new /improve coding languages </text:span><text:span text:style-name="T1"/></text:p>
              </text:list-item>
            </text:list>
          </table:table-cell>
          <table:table-cell table:style-name="Table1.B3" office:value-type="string">
            <text:p text:style-name="P4" loext:marker-style-name="T1"><text:span text:style-name="T2">Threats</text:span><text:span text:style-name="T2"/></text:p>
            <text:list text:style-name="WWNum4">
              <text:list-item>
                <text:p text:style-name="P9" loext:marker-style-name="T1"><text:span text:style-name="T1">Employment in non cyber sphere </text:span><text:span text:style-name="T1"/></text:p>
              </text:list-item>
              <text:list-item>
                <text:p text:style-name="P9" loext:marker-style-name="T1"><text:span text:style-name="T1">AI taking cyber opportunities. <text:s/></text:span><text:span text:style-name="T1"/></text:p>
              </text:list-item>
              <text:list-item>
                <text:p text:style-name="P9" loext:marker-style-name="T1"><text:span text:style-name="T1">Post pandemic lay off in all spheres especially tech related </text:span><text:span text:style-name="T1"/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9.7cm" fo:page-height="21.001cm" style:num-format="1" style:print-orientation="landscape" fo:margin-top="1.249cm" fo:margin-bottom="1.249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7" text:anchor-type="char" svg:x="-0.953cm" svg:y="-0.584cm" svg:width="4.11cm" svg:height="1.499cm" draw:z-index="0"><draw:image xlink:href="Pictures/10003C9400004A9B00001B2F57BC13D2EC8BCEA7.emf" xlink:type="simple" xlink:show="embed" xlink:actuate="onLoad" draw:mime-type="image/x-emf"/><draw:image xlink:href="Pictures/100000010000043B0000018B901B0E25830B3E45.png" xlink:type="simple" xlink:show="embed" xlink:actuate="onLoad" draw:mime-type="image/png"/><svg:desc>Essex logo black U:BLED</svg:desc></draw:frame></text:p>
      </style:header>
      <style:footer>
        <text:p text:style-name="Footer">Kaplan Open Learning<text:tab/><text:tab/><text:tab/><text:tab/><text:tab/><text:tab/><text:tab/><text:tab/> 2019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kaepe Olaniyi</meta:initial-creator>
    <dc:creator>aine begley</dc:creator>
    <meta:editing-cycles>3</meta:editing-cycles>
    <meta:creation-date>2023-11-06T12:45:00</meta:creation-date>
    <dc:date>2023-11-06T17:55:50.955919200</dc:date>
    <meta:generator>LibreOffice/7.5.7.1$Windows_X86_64 LibreOffice_project/47eb0cf7efbacdee9b19ae25d6752381ede23126</meta:generator>
    <meta:document-statistic meta:table-count="1" meta:image-count="1" meta:object-count="0" meta:page-count="1" meta:paragraph-count="24" meta:word-count="123" meta:character-count="778" meta:non-whitespace-character-count="673"/>
    <meta:user-defined meta:name="AppVersion">16.0000</meta:user-defined>
    <meta:template xlink:type="simple" xlink:actuate="onRequest" xlink:title="Normal" xlink:href=""/>
  </office:meta>
</office:document-meta>
</file>